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53000000882EF45D5C9C68184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245cm" fo:min-width="3.25cm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3.035cm" svg:x="1cm" svg:y="13.25cm">
          <draw:image xlink:href="Pictures/1000000100000353000000882EF45D5C9C68184D.png" xlink:type="simple" xlink:show="embed" xlink:actuate="onLoad" draw:mime-type="image/png">
            <text:p/>
          </draw:image>
        </draw:frame>
        <draw:custom-shape draw:style-name="gr2" draw:text-style-name="P1" draw:layer="layout" svg:width="3.75cm" svg:height="0.495cm" svg:x="2.75cm" svg:y="14.505cm">
          <text:p text:style-name="P1">InstaSman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3-01-19T12:25:54.013751961</dc:date>
    <meta:editing-duration>PT6M44S</meta:editing-duration>
    <meta:editing-cycles>1</meta:editing-cycles>
    <meta:document-statistic meta:object-count="2"/>
    <meta:generator>LibreOffice/7.3.2.2$MacOSX_AARCH64 LibreOffice_project/49f2b1bff42cfccbd8f788c8dc32c1c309559be0</meta:generator>
  </office:meta>
</office:document-meta>
</file>